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0" style:family="table">
      <style:table-properties style:width="17.679cm" table:align="center" style:writing-mode="lr-tb"/>
    </style:style>
    <style:style style:name="Tableau10.A" style:family="table-column">
      <style:table-column-properties style:column-width="9.322cm"/>
    </style:style>
    <style:style style:name="Tableau10.B" style:family="table-column">
      <style:table-column-properties style:column-width="2.076cm"/>
    </style:style>
    <style:style style:name="Tableau10.C" style:family="table-column">
      <style:table-column-properties style:column-width="6.281cm"/>
    </style:style>
    <style:style style:name="Tableau10.1" style:family="table-row">
      <style:table-row-properties style:min-row-height="1.401cm" fo:keep-together="always"/>
    </style:style>
    <style:style style:name="Tableau10.A1" style:family="table-cell">
      <style:table-cell-properties style:vertical-align="middle" fo:padding-left="0.123cm" fo:padding-right="0.123cm" fo:padding-top="0cm" fo:padding-bottom="0cm" fo:border="0.5pt solid #000000" style:writing-mode="lr-tb"/>
    </style:style>
    <style:style style:name="Tableau10.A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0.3" style:family="table-row">
      <style:table-row-properties style:min-row-height="0.945cm" fo:keep-together="always"/>
    </style:style>
    <style:style style:name="Tableau10.A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0.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B4"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eau10.5" style:family="table-row">
      <style:table-row-properties style:min-row-height="0.811cm" fo:keep-together="always"/>
    </style:style>
    <style:style style:name="Tableau10.6" style:family="table-row">
      <style:table-row-properties style:min-row-height="1.199cm" fo:keep-together="always"/>
    </style:style>
    <style:style style:name="Tableau10.A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10.C6"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10.7" style:family="table-row">
      <style:table-row-properties style:min-row-height="0.873cm" fo:keep-together="always"/>
    </style:style>
    <style:style style:name="Tableau10.10" style:family="table-row">
      <style:table-row-properties style:min-row-height="1.73cm" fo:keep-together="always"/>
    </style:style>
    <style:style style:name="Tableau10.A10"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note">
      <style:paragraph-properties fo:text-align="justify" style:justify-single-word="false"/>
    </style:style>
    <style:style style:name="P3"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fo:text-align="justify" style:justify-single-word="false" style:snap-to-layout-grid="false"/>
      <style:text-properties style:font-name="Arial" fo:font-weight="bold" style:font-weight-asian="bold" style:font-name-complex="Arial" style:font-size-complex="12pt"/>
    </style:style>
    <style:style style:name="P5" style:family="paragraph" style:parent-style-name="Standard">
      <style:paragraph-properties style:snap-to-layout-grid="false"/>
      <style:text-properties style:font-name="Arial" fo:font-weight="bold" style:font-weight-asian="bold" style:font-name-complex="Arial" style:font-size-complex="12pt"/>
    </style:style>
    <style:style style:name="P6"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9pt" fo:font-weight="bold" style:font-size-asian="9pt" style:font-weight-asian="bold" style:font-name-complex="Arial" style:font-size-complex="9pt"/>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fo:font-size="11pt" fo:language="en" fo:country="GB" style:font-size-asian="11pt" style:font-size-complex="11pt"/>
    </style:style>
    <style:style style:name="P10" style:family="paragraph" style:parent-style-name="Standard">
      <style:paragraph-properties fo:text-align="justify" style:justify-single-word="false" style:snap-to-layout-grid="false"/>
    </style:style>
    <style:style style:name="P11" style:family="paragraph" style:parent-style-name="Standard">
      <style:paragraph-properties fo:margin-top="0cm" fo:margin-bottom="0.423cm" fo:text-align="justify" style:justify-single-word="false"/>
      <style:text-properties style:font-name="Arial" fo:font-size="13pt" fo:font-weight="bold" style:font-size-asian="13pt" style:font-weight-asian="bold" style:font-name-complex="Arial" style:font-size-complex="13pt" style:font-weight-complex="bold"/>
    </style:style>
    <style:style style:name="P12" style:family="paragraph" style:parent-style-name="Standard">
      <style:paragraph-properties fo:margin-top="0cm" fo:margin-bottom="0.423cm"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3" style:family="paragraph" style:parent-style-name="Standard">
      <style:paragraph-properties fo:margin-top="0cm" fo:margin-bottom="0.423cm" fo:text-align="justify" style:justify-single-word="false" style:snap-to-layout-grid="false"/>
      <style:text-properties style:font-name="Arial" fo:font-size="12pt" fo:font-weight="normal" style:font-size-asian="12pt" style:font-weight-asian="normal" style:font-name-complex="Arial" style:font-size-complex="12pt" style:font-weight-complex="normal"/>
    </style:style>
    <style:style style:name="P14" style:family="paragraph" style:parent-style-name="Standard">
      <style:paragraph-properties fo:margin-top="0cm" fo:margin-bottom="0.212cm" fo:text-align="justify" style:justify-single-word="false"/>
      <style:text-properties style:font-name="Arial" fo:font-size="13pt" fo:font-weight="bold" style:font-size-asian="13pt" style:font-weight-asian="bold" style:font-name-complex="Arial" style:font-size-complex="13pt"/>
    </style:style>
    <style:style style:name="P15" style:family="paragraph" style:parent-style-name="Standard">
      <style:paragraph-properties fo:margin-top="0.212cm" fo:margin-bottom="0.212cm" fo:text-align="center" style:justify-single-word="false" style:snap-to-layout-grid="false"/>
      <style:text-properties style:font-name="Arial" fo:font-weight="bold" style:font-weight-asian="bold" style:font-name-complex="Arial"/>
    </style:style>
    <style:style style:name="P16" style:family="paragraph" style:parent-style-name="Standard" style:master-page-name="Conversion_20_4">
      <style:paragraph-properties fo:margin-top="0.212cm" fo:margin-bottom="0.423cm" fo:text-align="center" style:justify-single-word="false" style:page-number="auto" fo:break-before="page">
        <style:tab-stops>
          <style:tab-stop style:position="11.753cm"/>
        </style:tab-stops>
      </style:paragraph-properties>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margin-top="0.212cm" fo:margin-bottom="0.212cm" style:snap-to-layout-grid="false"/>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text-align="justify" style:justify-single-word="false" style:snap-to-layout-grid="false"/>
      <style:text-properties style:font-name="Arial" fo:font-size="11pt" fo:font-weight="normal" style:font-size-asian="11pt" style:font-weight-asian="normal" style:font-name-complex="Arial" style:font-size-complex="11pt"/>
    </style:style>
    <style:style style:name="P19" style:family="paragraph" style:parent-style-name="Standard">
      <style:paragraph-properties fo:text-align="justify" style:justify-single-word="false" style:snap-to-layout-grid="false"/>
      <style:text-properties fo:color="#ff0000" style:font-name="Arial" fo:font-size="11pt" fo:font-weight="normal" style:font-size-asian="11pt" style:font-weight-asian="normal" style:font-name-complex="Arial" style:font-size-complex="11pt" style:font-weight-complex="normal"/>
    </style:style>
    <style:style style:name="P20" style:family="paragraph" style:parent-style-name="Standard">
      <style:paragraph-properties fo:text-align="justify" style:justify-single-word="false" style:snap-to-layout-grid="false"/>
      <style:text-properties fo:color="#ff0000" style:font-name="Arial" fo:font-size="11pt" fo:font-weight="normal" style:font-size-asian="11pt" style:font-weight-asian="normal" style:font-name-complex="Arial" style:font-size-complex="11pt"/>
    </style:style>
    <style:style style:name="P21" style:family="paragraph" style:parent-style-name="Standard">
      <style:paragraph-properties style:snap-to-layout-grid="false"/>
      <style:text-properties fo:color="#ff0000" style:font-name="Arial" style:font-name-complex="Arial" style:font-size-complex="12pt" style:font-weight-complex="bold"/>
    </style:style>
    <style:style style:name="P22" style:family="paragraph" style:parent-style-name="Standard">
      <style:paragraph-properties style:snap-to-layout-grid="false"/>
      <style:text-properties fo:color="#ff0000" fo:font-style="normal" style:font-style-asian="normal" style:font-size-complex="9pt" style:font-style-complex="normal"/>
    </style:style>
    <style:style style:name="P23" style:family="paragraph" style:parent-style-name="Standard">
      <style:paragraph-properties style:snap-to-layout-grid="false"/>
      <style:text-properties style:font-size-complex="9pt"/>
    </style:style>
    <style:style style:name="P24" style:family="paragraph" style:parent-style-name="Standard">
      <style:paragraph-properties fo:margin-top="0cm" fo:margin-bottom="0.423cm" fo:text-align="justify" style:justify-single-word="false"/>
      <style:text-properties style:font-name="Arial" fo:font-size="13pt" fo:font-weight="bold" style:font-size-asian="13pt" style:font-weight-asian="bold" style:font-name-complex="Arial" style:font-size-complex="13pt" style:font-weight-complex="bold"/>
    </style:style>
    <style:style style:name="P25" style:family="paragraph" style:parent-style-name="Standard" style:list-style-name="L1">
      <style:paragraph-properties fo:margin-top="0cm" fo:margin-bottom="0.423cm"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26" style:family="paragraph" style:parent-style-name="Footnote">
      <style:text-properties fo:font-size="9pt" style:font-size-asian="9pt" style:font-size-complex="9pt"/>
    </style:style>
    <style:style style:name="P27" style:family="paragraph" style:parent-style-name="Footnote">
      <style:paragraph-properties fo:text-align="justify" style:justify-single-word="false"/>
      <style:text-properties fo:font-size="9pt" style:font-size-asian="9pt" style:font-size-complex="9pt"/>
    </style:style>
    <style:style style:name="P28" style:family="paragraph" style:parent-style-name="Footnote">
      <style:paragraph-properties fo:text-align="justify" style:justify-single-word="false"/>
    </style:style>
    <style:style style:name="T1" style:family="text">
      <style:text-properties style:font-name="Arial" fo:font-size="11pt" fo:font-weight="bold" style:font-size-asian="11pt" style:font-weight-asian="bold" style:font-name-complex="Arial" style:font-size-complex="11pt"/>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size-complex="12pt"/>
    </style:style>
    <style:style style:name="T4" style:family="text">
      <style:text-properties style:font-name="Arial" style:font-name-complex="Arial" style:font-size-complex="12pt" style:font-weight-complex="bold"/>
    </style:style>
    <style:style style:name="T5" style:family="text">
      <style:text-properties style:font-name="Arial" fo:font-size="9pt" style:font-name-asian="Arial" style:font-size-asian="9pt" style:font-name-complex="Arial" style:font-size-complex="9pt"/>
    </style:style>
    <style:style style:name="T6" style:family="text">
      <style:text-properties fo:font-size="9pt" style:font-size-asian="9pt"/>
    </style:style>
    <style:style style:name="T7" style:family="text">
      <style:text-properties fo:font-size="9pt" style:font-size-asian="9pt" style:font-size-complex="9pt"/>
    </style:style>
    <style:style style:name="T8" style:family="text">
      <style:text-properties fo:font-size="9pt" fo:font-style="italic" style:font-size-asian="9pt" style:font-style-asian="italic"/>
    </style:style>
    <style:style style:name="T9" style:family="text">
      <style:text-properties style:font-weight-complex="normal"/>
    </style:style>
    <style:style style:name="T10" style:family="text">
      <style:text-properties fo:color="#ff0000"/>
    </style:style>
    <style:style style:name="T11" style:family="text">
      <style:text-properties fo:color="#ff0000" style:font-name="Arial" fo:font-size="11pt" fo:font-weight="bold" style:font-size-asian="11pt" style:font-weight-asian="bold" style:font-name-complex="Arial" style:font-size-complex="11pt"/>
    </style:style>
    <style:style style:name="T12" style:family="text">
      <style:text-properties fo:color="#ff0000" style:font-name="Arial" fo:font-weight="bold" style:font-weight-asian="bold" style:font-name-complex="Arial"/>
    </style:style>
    <style:style style:name="T13" style:family="text">
      <style:text-properties fo:color="#ff0000" style:font-name="Arial" fo:font-weight="bold" style:font-weight-asian="bold" style:font-name-complex="Arial" style:font-size-complex="12pt"/>
    </style:style>
    <style:style style:name="T14" style:family="text">
      <style:text-properties fo:color="#ff0000" style:font-name="Arial" style:font-name-complex="Arial" style:font-size-complex="12pt" style:font-weight-complex="bold"/>
    </style:style>
    <style:style style:name="T15" style:family="text">
      <style:text-properties fo:color="#ff0000" style:font-weight-complex="normal"/>
    </style:style>
    <style:style style:name="T1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NEXE III - Épreuve E4 conception et maintenance de solutions informatiques</text:p>
      <text:p text:style-name="P14">III.1 : fiche de présentation d’une situation professionnelle (modèle)</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3" office:value-type="string">
            <text:p text:style-name="P3">BTS Services informatiques aux organisations</text:p>
            <text:p text:style-name="P3">Session 20..</text:p>
          </table:table-cell>
          <table:covered-table-cell/>
          <table:covered-table-cell/>
        </table:table-row>
        <table:table-row table:style-name="Tableau10.1">
          <table:table-cell table:style-name="Tableau10.A2" table:number-columns-spanned="3" office:value-type="string">
            <text:p text:style-name="P3">E4 – Conception et maintenance de solutions informatiques </text:p>
            <text:p text:style-name="P6">Coefficient 4</text:p>
          </table:table-cell>
          <table:covered-table-cell/>
          <table:covered-table-cell/>
        </table:table-row>
        <table:table-row table:style-name="Tableau10.3">
          <table:table-cell table:style-name="Tableau10.A3" table:number-columns-spanned="3" office:value-type="string">
            <text:p text:style-name="P15">DESCRIPTION D’UNE SITUATION PROFESSIONNELLE</text:p>
          </table:table-cell>
          <table:covered-table-cell/>
          <table:covered-table-cell/>
        </table:table-row>
        <table:table-row table:style-name="Tableau10.3">
          <table:table-cell table:style-name="Tableau10.A4" office:value-type="string">
            <text:p text:style-name="P17">Épreuve ponctuelle <text:s text:c="3"/><text:bookmark text:name="Unknown"/></text:p>
          </table:table-cell>
          <table:table-cell table:style-name="Tableau10.B4" table:number-columns-spanned="2" office:value-type="string">
            <text:p text:style-name="P17">Contrôle en cours de formation <text:s text:c="2"/><text:bookmark text:name="Unknown1"/></text:p>
          </table:table-cell>
          <table:covered-table-cell/>
        </table:table-row>
        <table:table-row table:style-name="Tableau10.5">
          <table:table-cell table:style-name="Tableau10.A4" office:value-type="string">
            <text:p text:style-name="P17"><text:s text:c="5"/><text:bookmark text:name="Unknown2"/></text:p>
          </table:table-cell>
          <table:table-cell table:style-name="Tableau10.B4" table:number-columns-spanned="2" office:value-type="string">
            <text:p text:style-name="P17">PARCOURS <text:span text:style-name="T10">SLAM</text:span> <text:s text:c="4"/><text:bookmark text:name="Unknown3"/></text:p>
          </table:table-cell>
          <table:covered-table-cell/>
        </table:table-row>
        <table:table-row table:style-name="Tableau10.6">
          <table:table-cell table:style-name="Tableau10.A6" table:number-columns-spanned="2" office:value-type="string">
            <text:p text:style-name="P8"><text:span text:style-name="T3">NOM et prénom du candidat</text:span><text:span text:style-name="Footnote_20_Symbol"><text:span text:style-name="T1"><text:note text:id="ftn1" text:note-class="footnote"><text:note-citation>1</text:note-citation><text:note-body><text:p text:style-name="P2"><text:s/><text:span text:style-name="T7">En CCF, de l’étudiant.</text:span></text:p></text:note-body></text:note></text:span></text:span><text:span text:style-name="T1"> :</text:span><text:span text:style-name="T11"> Pierre Dupont</text:span></text:p>
          </table:table-cell>
          <table:covered-table-cell/>
          <table:table-cell table:style-name="Tableau10.C6" office:value-type="string">
            <text:p text:style-name="P9"><text:span text:style-name="T2">N° candidat</text:span><text:span text:style-name="Footnote_20_Symbol"><text:span text:style-name="T2"><text:note text:id="ftn2" text:note-class="footnote"><text:note-citation>2</text:note-citation><text:note-body><text:p text:style-name="P26"><text:s/>À renseigner en cas d’épreuve ponctuelle.</text:p></text:note-body></text:note></text:span></text:span><text:span text:style-name="T2"> : </text:span><text:span text:style-name="T12">XXXXX</text:span></text:p>
          </table:table-cell>
        </table:table-row>
        <table:table-row table:style-name="Tableau10.7">
          <table:table-cell table:style-name="Tableau10.A1" table:number-columns-spanned="3" office:value-type="string">
            <text:p text:style-name="P10"><text:span text:style-name="T3">Contexte de la situation professionnelle</text:span><text:span text:style-name="Footnote_20_Symbol"><text:span text:style-name="T3"><text:note text:id="ftn3" text:note-class="footnote"><text:note-citation>3</text:note-citation><text:note-body><text:p text:style-name="P27"><text:s/>Conformément au référentiel du BTS SIO, le contexte doit être conforme au cahier des charges national en matière d’environnement technologique dans le domaine de spécialité correspondant au parcours du candidat.</text:p></text:note-body></text:note></text:span></text:span></text:p>
            <text:p text:style-name="P20"><text:span text:style-name="T9">Le laboratoire GSB possède un certain nombre de commerciaux traversant la France afin d'informer des professionnels de santé des nouveautés. Dans le but de rationaliser son fonctionnement, la direction souhaite disposer d'un outil qui lui permette de connaître quels médicaments ont été présentés aux professionnels et connaître l'opinion de ces derniers. Il a été décidé que cet outil serait un site internet dans lequel les commerciaux pourront indiquer les médicaments présentés aux professionnels de santé. Ils pourront aussi indiquer les remarques éventuels de leurs clients.</text:span></text:p>
          </table:table-cell>
          <table:covered-table-cell/>
          <table:covered-table-cell/>
        </table:table-row>
        <table:table-row table:style-name="Tableau10.7">
          <table:table-cell table:style-name="Tableau10.A1" table:number-columns-spanned="3" office:value-type="string">
            <text:p text:style-name="P4">Intitulé de la situation professionnelle</text:p>
            <text:p text:style-name="P18"><text:span text:style-name="T15">Développement de l'application concernant le suivi des visites des commerciaux.</text:span></text:p>
          </table:table-cell>
          <table:covered-table-cell/>
          <table:covered-table-cell/>
        </table:table-row>
        <table:table-row table:style-name="Tableau10.6">
          <table:table-cell table:style-name="Tableau10.A1" table:number-columns-spanned="3" office:value-type="string">
            <text:p text:style-name="P4">Période de réalisation : <text:s text:c="42"/>Lieu : Lycée</text:p>
            <text:p text:style-name="P10"><text:span text:style-name="T3">Modalité : <text:s text:c="6"/></text:span><text:bookmark text:name="Unknown4"/><text:span text:style-name="T3"><text:s text:c="38"/></text:span><text:bookmark text:name="Unknown5"/><text:span text:style-name="T13"><text:s text:c="2"/></text:span><text:span text:style-name="T14">En équipe</text:span></text:p>
          </table:table-cell>
          <table:covered-table-cell/>
          <table:covered-table-cell/>
        </table:table-row>
        <table:table-row table:style-name="Tableau10.10">
          <table:table-cell table:style-name="Tableau10.A10" table:number-columns-spanned="3" office:value-type="string">
            <text:p text:style-name="P10"><text:span text:style-name="T3">Conditions de réalisation</text:span><text:span text:style-name="Footnote_20_Symbol"><text:span text:style-name="T3"><text:note text:id="ftn4" text:note-class="footnote"><text:note-citation>4</text:note-citation><text:note-body><text:p text:style-name="P2"><text:span text:style-name="T5"><text:s/></text:span><text:span text:style-name="T7">En référence à la description des activités des processus prévue dans le référentiel de certification.</text:span></text:p></text:note-body></text:note></text:span></text:span><text:span text:style-name="T3"> </text:span><text:span text:style-name="T1">(ressources fournies, résultats attendus)</text:span></text:p>
            <text:p text:style-name="P19">Ressources : cahier des charges, fiche du projet.</text:p>
            <text:p text:style-name="P19">Résultats attendus : </text:p>
            <text:p text:style-name="P19">L'application doit permettre :</text:p>
            <text:p text:style-name="P19">● aux commerciaux de s'identifier</text:p>
            <text:p text:style-name="P19">● aux commerciaux de changer de mot de passe</text:p>
            <text:p text:style-name="P19">● aux commerciaux d'indiquer les produits montrés lors d'une visite</text:p>
            <text:p text:style-name="P19">● aux commerciaux d'indiquer à qui les produits ont été montrés</text:p>
            <text:p text:style-name="P19">● aux commerciaux d'indiquer dans quel organisme les produits ont été montrés (hôpital, clinique,</text:p>
            <text:p text:style-name="P19">central d'achat, etc.)</text:p>
          </table:table-cell>
          <table:covered-table-cell/>
          <table:covered-table-cell/>
        </table:table-row>
        <table:table-row table:style-name="Tableau10.7">
          <table:table-cell table:style-name="Tableau10.A1" table:number-columns-spanned="3" office:value-type="string">
            <text:p text:style-name="P5">Productions associées</text:p>
            <text:p text:style-name="P21">Application opérationnelle (Base de données + applicatif)</text:p>
            <text:p text:style-name="P21">Codes sources</text:p>
            <text:p text:style-name="P21">Documentation technique </text:p>
          </table:table-cell>
          <table:covered-table-cell/>
          <table:covered-table-cell/>
        </table:table-row>
        <table:table-row table:style-name="Tableau10.7">
          <table:table-cell table:style-name="Tableau10.A1" table:number-columns-spanned="3" office:value-type="string">
            <text:p text:style-name="P4">Modalités d’accès aux productions</text:p>
            <text:p text:style-name="P23"><text:span text:style-name="T8">Il s’agit, par exemple, des identifiants, mots de passe, URL d’un espace de stockage et de la présentation de l’organisation du stockage.</text:span></text:p>
            <text:p text:style-name="P22"><text:span text:style-name="T6">Les productions sont accessibles depuis : XXXXX</text:span></text:p>
            <text:p text:style-name="P5"/>
          </table:table-cell>
          <table:covered-table-cell/>
          <table:covered-table-cell/>
        </table:table-row>
        <table:table-row table:style-name="Tableau10.7">
          <table:table-cell table:style-name="Tableau10.A1" table:number-columns-spanned="3" office:value-type="string">
            <text:p text:style-name="P7">Présenter au verso une description détaillée de la situation professionnelle retenue et des productions réalisées en mettant en évidence la démarche suivie, les méthodes et les techniques utilisées.</text:p>
          </table:table-cell>
          <table:covered-table-cell/>
          <table:covered-table-cell/>
        </table:table-row>
      </table:table>
      <text:p text:style-name="P11"><text:soft-page-break/></text:p>
      <text:p text:style-name="P11">I Présentation de la situation professionnelle</text:p>
      <text:p text:style-name="P13">Le laboratoire GSB possède un certain nombre de commerciaux traversant la France afin d'informer des professionnels de santé des nouveautés. Dans le but de rationaliser son fonctionnement, la direction souhaite disposer d'un outil qui lui permette de connaître les médicaments qui ont été présentés aux professionnels et de connaitre leur opinion. Il a été décidé que cet outil serait un site internet dans lequel les commerciaux pourront indiquer les médicaments présentés aux professionnels de santé. Ils pourront aussi indiquer les remarques éventuelles de leurs clients.</text:p>
      <text:p text:style-name="P11">II Description de l'environnement de réalisation</text:p>
      <text:p text:style-name="P12"><text:tab/>Environnement de développement</text:p>
      <text:p text:style-name="P12">Utilisation de Visual Studio 2008 en utilisant le langage C#. Google Drive a été utilisé pour coordonner l'équipe et partager les documents produits. Dropbox a été utilisé pour sauvegarder et synchroniser les données.</text:p>
      <text:p text:style-name="P12">La base de données a été gérée par MySql.</text:p>
      <text:p text:style-name="P12"><text:tab/>Environnement de production </text:p>
      <text:p text:style-name="P12">Le serveur MySql de production fonctionne sur une machine Linux Ubuntu version serveur (12.04 LTS).</text:p>
      <text:p text:style-name="P12">L'application cliente tourne sur une machine Windows avec un framework .NET version 3.5 et supérieure.</text:p>
      <text:p text:style-name="P11">III Productions réalisées</text:p>
      <text:p text:style-name="P12">Notre travail a consisté à :</text:p>
      <text:list xml:id="list14910807781" text:style-name="L1">
        <text:list-item>
          <text:p text:style-name="P25">analyser l'impact de la demande sur la structure de la base de données ;</text:p>
        </text:list-item>
        <text:list-item>
          <text:p text:style-name="P25">mettre en œuvre les demandes (identification, modification de mot de passe, etc.) ;</text:p>
        </text:list-item>
        <text:list-item>
          <text:p text:style-name="P25">tester les réalisations et les mettre en production ;</text:p>
        </text:list-item>
        <text:list-item>
          <text:p text:style-name="P25">mettre à jour la documentation techniqu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77cm" fo:margin-bottom="1.251cm" fo:margin-left="2.501cm" fo:margin-right="2.5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sion_20_4" style:display-name="Conversion 4" style:page-layout-name="Mpm2">
      <style:footer>
        <text:p text:style-name="MP1"><text:span text:style-name="Page_20_Number"><text:page-number text:select-page="current">1</text:page-number></text:span><text:span text:style-name="Page_20_Number">/</text:span><text:span text:style-name="Page_20_Number"><text:page-count style:num-forma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7T15:54:50</meta:creation-date>
    <dc:date>2012-12-09T20:31:15</dc:date>
    <meta:editing-duration>PT50M41S</meta:editing-duration>
    <meta:editing-cycles>11</meta:editing-cycles>
    <meta:generator>LibreOffice/3.5$MacOSX_x86 LibreOffice_project/165a79a-7059095-e13bb37-fef39a4-9503d18</meta:generator>
    <dc:creator>Gaëlle Castel</dc:creator>
    <meta:document-statistic meta:table-count="1" meta:image-count="0" meta:object-count="0" meta:page-count="2" meta:paragraph-count="57" meta:word-count="616" meta:character-count="4242" meta:non-whitespace-character-count="3574"/>
  </office:meta>
</office:document-meta>
</file>